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c2b7" officeooo:paragraph-rsid="000bc2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skjsgdksgfdks</text:p>
      <text:p text:style-name="P1">sdhlsdhflds</text:p>
      <text:p text:style-name="P1">sdjlfsldhfsld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38:01.363125664</meta:creation-date>
    <dc:date>2019-03-02T19:38:36.592180608</dc:date>
    <meta:editing-duration>PT35S</meta:editing-duration>
    <meta:editing-cycles>1</meta:editing-cycles>
    <meta:document-statistic meta:table-count="0" meta:image-count="0" meta:object-count="0" meta:page-count="1" meta:paragraph-count="3" meta:word-count="3" meta:character-count="40" meta:non-whitespace-character-count="40"/>
    <meta:generator>LibreOffice/6.0.7.3$Linux_X86_64 LibreOffice_project/00m0$Build-3</meta:generator>
  </office:meta>
</office:document-meta>
</file>